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NewRomanPS-BoldMT" svg:font-family="TimesNewRomanPS-BoldMT, 'MS Mincho'"/>
    <style:font-face style:name="TimesNewRomanPSMT" svg:font-family="TimesNewRomanPSMT, 'MS Mincho'"/>
    <style:font-face style:name="ArialMT" svg:font-family="ArialMT, 'MS Mincho'" style:font-family-generic="swiss"/>
    <style:font-face style:name="Helvetica-Bold" svg:font-family="Helvetica-Bold" style:font-family-generic="swiss"/>
    <style:font-face style:name="Helvetica-BoldOblique" svg:font-family="Helvetica-BoldObliqu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style:text-autospace="none"/>
      <style:text-properties fo:font-weight="bold" style:font-weight-asian="bold" style:font-weight-complex="bold"/>
    </style:style>
    <style:style style:name="P3" style:family="paragraph" style:parent-style-name="Standard">
      <style:paragraph-properties fo:text-align="center" style:justify-single-word="false" style:text-autospace="none"/>
      <style:text-properties fo:color="#ff0000" style:font-name="Helvetica-Bold" fo:font-weight="bold" style:font-weight-asian="bold" style:font-name-complex="Helvetica-Bold" style:font-weight-complex="bold"/>
    </style:style>
    <style:style style:name="P4" style:family="paragraph" style:parent-style-name="Standard">
      <style:paragraph-properties fo:text-align="end" style:justify-single-word="false" style:text-autospace="none"/>
      <style:text-properties fo:color="#ff0000" style:font-name="Helvetica-Bold" fo:font-weight="bold" style:font-weight-asian="bold" style:font-name-complex="Helvetica-Bold" style:font-weight-complex="bold"/>
    </style:style>
    <style:style style:name="P5" style:family="paragraph" style:parent-style-name="Standard">
      <style:paragraph-properties style:text-autospace="none"/>
      <style:text-properties fo:color="#ff0000" style:font-name="Helvetica-Bold" fo:font-weight="bold" style:font-weight-asian="bold" style:font-name-complex="Helvetica-Bold" style:font-weight-complex="bold"/>
    </style:style>
    <style:style style:name="P6" style:family="paragraph" style:parent-style-name="Standard">
      <style:paragraph-properties fo:text-align="center" style:justify-single-word="false" style:text-autospace="none"/>
      <style:text-properties fo:color="#ff0000" style:font-name="Helvetica-Bold" fo:font-size="11pt" fo:font-weight="bold" style:font-size-asian="11pt" style:font-weight-asian="bold" style:font-name-complex="Helvetica-Bold" style:font-size-complex="11pt" style:font-weight-complex="bold"/>
    </style:style>
    <style:style style:name="P7" style:family="paragraph" style:parent-style-name="Standard">
      <style:paragraph-properties fo:text-align="end" style:justify-single-word="false" style:text-autospace="none"/>
      <style:text-properties fo:color="#ff0000" style:font-name="Helvetica-Bold" fo:font-size="11pt" fo:font-weight="bold" style:font-size-asian="11pt" style:font-weight-asian="bold" style:font-name-complex="Helvetica-Bold" style:font-size-complex="11pt" style:font-weight-complex="bold"/>
    </style:style>
    <style:style style:name="P8" style:family="paragraph" style:parent-style-name="Standard">
      <style:text-properties fo:color="#000000" style:font-name="Helvetica" fo:font-size="10pt" style:font-size-asian="10pt" style:font-name-complex="Helvetica" style:font-size-complex="10pt"/>
    </style:style>
    <style:style style:name="P9" style:family="paragraph" style:parent-style-name="Standard">
      <style:paragraph-properties style:text-autospace="none"/>
      <style:text-properties fo:color="#000000" style:font-name="Helvetica" fo:font-size="10pt" style:font-size-asian="10pt" style:font-name-complex="Helvetica" style:font-size-complex="10pt"/>
    </style:style>
    <style:style style:name="P10" style:family="paragraph" style:parent-style-name="Standard">
      <style:paragraph-properties fo:text-align="center" style:justify-single-word="false" style:text-autospace="none"/>
      <style:text-properties fo:color="#000000" style:font-name="Helvetica" fo:font-size="10pt" style:font-size-asian="10pt" style:font-name-complex="Helvetica" style:font-size-complex="10pt"/>
    </style:style>
    <style:style style:name="P11" style:family="paragraph" style:parent-style-name="Standard">
      <style:paragraph-properties style:text-autospace="none"/>
      <style:text-properties fo:color="#000000" style:font-name="Helvetica" fo:font-size="10pt" fo:font-weight="bold" style:font-size-asian="10pt" style:font-weight-asian="bold" style:font-name-complex="Helvetica" style:font-size-complex="10pt"/>
    </style:style>
    <style:style style:name="P12" style:family="paragraph" style:parent-style-name="Standard">
      <style:text-properties fo:color="#000000" style:font-name="Helvetica" fo:font-size="11pt" style:font-size-asian="11pt" style:font-name-complex="Helvetica" style:font-size-complex="11pt"/>
    </style:style>
    <style:style style:name="P13" style:family="paragraph" style:parent-style-name="Standard">
      <style:paragraph-properties style:text-autospace="none"/>
      <style:text-properties fo:color="#000000" style:font-name="Helvetica" fo:font-size="11pt" style:font-size-asian="11pt" style:font-name-complex="Helvetica" style:font-size-complex="11pt"/>
    </style:style>
    <style:style style:name="P14" style:family="paragraph" style:parent-style-name="Standard">
      <style:paragraph-properties style:text-autospace="none"/>
      <style:text-properties fo:color="#000000" style:font-name="Helvetica" fo:font-size="11pt" fo:font-weight="bold" style:font-size-asian="11pt" style:font-weight-asian="bold" style:font-name-complex="Helvetica" style:font-size-complex="11pt"/>
    </style:style>
    <style:style style:name="P15" style:family="paragraph" style:parent-style-name="Standard">
      <style:paragraph-properties style:text-autospace="none"/>
      <style:text-properties fo:color="#000000" style:font-name="Helvetica" fo:font-size="10.5pt" style:font-size-asian="10.5pt" style:font-name-complex="Helvetica" style:font-size-complex="10.5pt"/>
    </style:style>
    <style:style style:name="P16" style:family="paragraph" style:parent-style-name="Standard">
      <style:paragraph-properties style:text-autospace="none"/>
      <style:text-properties fo:color="#000000" style:font-name="Helvetica-Bold" fo:font-size="11pt" fo:font-weight="bold" style:font-size-asian="11pt" style:font-weight-asian="bold" style:font-name-complex="Helvetica-Bold" style:font-size-complex="11pt" style:font-weight-complex="bold"/>
    </style:style>
    <style:style style:name="P17" style:family="paragraph" style:parent-style-name="Standard">
      <style:paragraph-properties fo:text-align="center" style:justify-single-word="false" style:text-autospace="none"/>
      <style:text-properties fo:color="#000000" style:font-name="Helvetica-Bold" fo:font-size="11pt" fo:font-weight="bold" style:font-size-asian="11pt" style:font-weight-asian="bold" style:font-name-complex="Helvetica-Bold" style:font-size-complex="11pt" style:font-weight-complex="bold"/>
    </style:style>
    <style:style style:name="P18" style:family="paragraph" style:parent-style-name="Standard">
      <style:paragraph-properties style:text-autospace="none"/>
      <style:text-properties fo:color="#000000" style:font-name="Helvetica-Bold" fo:font-size="10.5pt" fo:font-weight="bold" style:font-size-asian="10.5pt" style:font-weight-asian="bold" style:font-name-complex="Helvetica-Bold" style:font-size-complex="10.5pt" style:font-weight-complex="bold"/>
    </style:style>
    <style:style style:name="P19" style:family="paragraph" style:parent-style-name="Standard">
      <style:paragraph-properties style:text-autospace="none"/>
      <style:text-properties fo:color="#000000" style:font-name="Helvetica-Bold" fo:font-size="10pt" fo:font-weight="bold" style:font-name-asian="Helvetica-Bold" style:font-size-asian="10pt" style:font-weight-asian="bold" style:font-name-complex="Helvetica-Bold" style:font-size-complex="10pt" style:font-weight-complex="bold"/>
    </style:style>
    <style:style style:name="P20" style:family="paragraph" style:parent-style-name="Standard">
      <style:paragraph-properties style:text-autospace="none"/>
      <style:text-properties fo:color="#000000" style:font-name="Helvetica-Bold" fo:font-size="9.5pt" fo:font-weight="bold" style:font-size-asian="9.5pt" style:font-weight-asian="bold" style:font-name-complex="Helvetica-Bold" style:font-size-complex="9.5pt" style:font-weight-complex="bold"/>
    </style:style>
    <style:style style:name="P21" style:family="paragraph" style:parent-style-name="Standard">
      <style:text-properties fo:color="#000000" fo:font-size="11pt" style:font-size-asian="11pt" style:font-size-complex="11pt"/>
    </style:style>
    <style:style style:name="P22" style:family="paragraph" style:parent-style-name="Standard">
      <style:paragraph-properties style:text-autospace="none"/>
      <style:text-properties fo:color="#000000" fo:font-size="11pt" style:font-size-asian="11pt" style:font-size-complex="11pt"/>
    </style:style>
    <style:style style:name="P23" style:family="paragraph" style:parent-style-name="Standard">
      <style:paragraph-properties style:text-autospace="none"/>
      <style:text-properties fo:color="#000000" style:font-name="ArialMT" fo:font-size="11pt" style:font-name-asian="ArialMT" style:font-size-asian="11pt" style:font-name-complex="ArialMT" style:font-size-complex="11pt"/>
    </style:style>
    <style:style style:name="P24" style:family="paragraph" style:parent-style-name="Standard">
      <style:paragraph-properties style:text-autospace="none"/>
      <style:text-properties fo:color="#000000" fo:font-size="10.5pt" style:font-size-asian="10.5pt" style:font-size-complex="10.5pt"/>
    </style:style>
    <style:style style:name="P25" style:family="paragraph" style:parent-style-name="Standard">
      <style:paragraph-properties style:text-autospace="none"/>
      <style:text-properties fo:color="#000000" fo:font-size="10pt" style:font-size-asian="10pt" style:font-size-complex="10pt"/>
    </style:style>
    <style:style style:name="P26" style:family="paragraph" style:parent-style-name="Standard">
      <style:paragraph-properties fo:padding="0in" fo:border="none" style:text-autospace="none"/>
      <style:text-properties fo:color="#000000" style:font-name="Helvetica" fo:font-size="11pt" style:font-size-asian="11pt" style:font-name-complex="Helvetica" style:font-size-complex="11pt"/>
    </style:style>
    <style:style style:name="P27" style:family="paragraph" style:parent-style-name="Standard">
      <style:paragraph-properties fo:padding="0in" fo:border="none" style:text-autospace="none"/>
      <style:text-properties fo:color="#000000" style:font-name="Helvetica" fo:font-size="11pt" fo:font-weight="bold" style:font-size-asian="11pt" style:font-weight-asian="bold" style:font-name-complex="Helvetica" style:font-size-complex="11pt"/>
    </style:style>
    <style:style style:name="P28" style:family="paragraph" style:parent-style-name="Standard">
      <style:paragraph-properties fo:padding="0in" fo:border="none" style:text-autospace="none"/>
      <style:text-properties fo:color="#000000" style:font-name="Helvetica-Bold" fo:font-size="11pt" fo:font-weight="bold" style:font-size-asian="11pt" style:font-weight-asian="bold" style:font-name-complex="Helvetica-Bold" style:font-size-complex="11pt" style:font-weight-complex="bold"/>
    </style:style>
    <style:style style:name="P29" style:family="paragraph" style:parent-style-name="Standard">
      <style:paragraph-properties fo:padding="0in" fo:border="none" style:text-autospace="none"/>
      <style:text-properties fo:color="#000000" style:font-name="TimesNewRomanPSMT" fo:font-size="11pt" style:font-name-asian="TimesNewRomanPSMT" style:font-size-asian="11pt" style:font-name-complex="TimesNewRomanPSMT" style:font-size-complex="11pt"/>
    </style:style>
    <style:style style:name="P30" style:family="paragraph" style:parent-style-name="Standard">
      <style:paragraph-properties fo:padding="0in" fo:border="none" style:text-autospace="none"/>
      <style:text-properties fo:color="#000000" style:font-name="TimesNewRomanPSMT" fo:font-size="11pt" style:font-name-asian="TimesNewRomanPSMT" style:font-size-asian="11pt" style:font-size-complex="11pt"/>
    </style:style>
    <style:style style:name="P31" style:family="paragraph" style:parent-style-name="Standard">
      <style:paragraph-properties fo:padding="0in" fo:border="none" style:text-autospace="none"/>
      <style:text-properties fo:color="#000000" fo:font-size="11pt" fo:font-weight="bold" style:font-size-asian="11pt" style:font-weight-asian="bold" style:font-size-complex="11pt"/>
    </style:style>
    <style:style style:name="P32" style:family="paragraph" style:parent-style-name="Standard">
      <style:paragraph-properties fo:padding-left="0.0555in" fo:padding-right="0.0555in" fo:padding-top="0.0138in" fo:padding-bottom="0.0138in" fo:border="0.51pt solid #000000" style:text-autospace="none"/>
      <style:text-properties fo:color="#000000" style:font-name="Helvetica-Bold" fo:font-size="11pt" fo:font-weight="bold" style:font-size-asian="11pt" style:font-weight-asian="bold" style:font-name-complex="Helvetica-Bold" style:font-size-complex="11pt" style:font-weight-complex="bold"/>
    </style:style>
    <style:style style:name="P33" style:family="paragraph" style:parent-style-name="Standard">
      <style:paragraph-properties fo:padding-left="0.0555in" fo:padding-right="0.0555in" fo:padding-top="0.0138in" fo:padding-bottom="0.0138in" fo:border="0.51pt solid #000000" style:text-autospace="none"/>
      <style:text-properties fo:color="#000000" style:font-name="Helvetica" fo:font-size="11pt" style:font-size-asian="11pt" style:font-name-complex="Helvetica" style:font-size-complex="11pt"/>
    </style:style>
    <style:style style:name="P34" style:family="paragraph" style:parent-style-name="Standard">
      <style:paragraph-properties style:border-line-width-bottom="0.0102in 0.0138in 0.0102in" fo:padding-left="0in" fo:padding-right="0in" fo:padding-top="0in" fo:padding-bottom="0.0138in" fo:border-left="none" fo:border-right="none" fo:border-top="none" fo:border-bottom="0.74pt double #000000" style:text-autospace="none"/>
      <style:text-properties fo:color="#000000" style:font-name="Helvetica-Bold" fo:font-size="10.5pt" fo:font-weight="bold" style:font-size-asian="10.5pt" style:font-weight-asian="bold" style:font-name-complex="Helvetica-Bold" style:font-size-complex="10.5pt" style:font-weight-complex="bold"/>
    </style:style>
    <style:style style:name="P35" style:family="paragraph" style:parent-style-name="Standard">
      <style:paragraph-properties style:border-line-width-bottom="0.0102in 0.0138in 0.0102in" fo:padding-left="0in" fo:padding-right="0in" fo:padding-top="0in" fo:padding-bottom="0.0138in" fo:border-left="none" fo:border-right="none" fo:border-top="none" fo:border-bottom="0.74pt double #000000" style:text-autospace="none"/>
      <style:text-properties fo:color="#000000" style:font-name="Helvetica" fo:font-size="10.5pt" style:font-size-asian="10.5pt" style:font-name-complex="Helvetica" style:font-size-complex="10.5pt"/>
    </style:style>
    <style:style style:name="P36" style:family="paragraph" style:parent-style-name="Standard" style:master-page-name="Standard">
      <style:paragraph-properties style:page-number="auto" style:text-autospace="none"/>
    </style:style>
    <style:style style:name="T1" style:family="text">
      <style:text-properties fo:color="#c0c0c0" style:font-name="Monotype Corsiva" fo:font-size="16pt" style:font-size-asian="16pt" style:font-name-complex="Helvetica-Bold" style:font-size-complex="16pt"/>
    </style:style>
    <style:style style:name="T2" style:family="text">
      <style:text-properties fo:color="#c0c0c0" style:font-name="Monotype Corsiva" fo:font-size="16pt" fo:font-weight="bold" style:font-size-asian="16pt" style:font-weight-asian="bold" style:font-name-complex="Helvetica-Bold" style:font-size-complex="16pt" style:font-weight-complex="bold"/>
    </style:style>
    <style:style style:name="T3" style:family="text">
      <style:text-properties style:font-name="Helvetica-Bold" style:font-name-complex="Helvetica-Bold" style:font-weight-complex="bold"/>
    </style:style>
    <style:style style:name="T4" style:family="text">
      <style:text-properties style:font-name="Helvetica-Bold" fo:font-weight="bold" style:font-weight-asian="bold" style:font-name-complex="Helvetica-Bold" style:font-weight-complex="bold"/>
    </style:style>
    <style:style style:name="T5" style:family="text">
      <style:text-properties fo:color="#ff0000" style:font-name="Helvetica-Bold" style:font-name-complex="Helvetica-Bold"/>
    </style:style>
    <style:style style:name="T6" style:family="text">
      <style:text-properties fo:color="#ff0000" style:font-name="Helvetica-Bold" fo:font-weight="bold" style:font-weight-asian="bold" style:font-name-complex="Helvetica-Bold" style:font-weight-complex="bold"/>
    </style:style>
    <style:style style:name="T7" style:family="text">
      <style:text-properties style:font-name="Helvetica" style:font-name-complex="Helvetica"/>
    </style:style>
    <style:style style:name="T8" style:family="text">
      <style:text-properties style:font-name="Helvetica" style:font-name-asian="Helvetica" style:font-name-complex="Helvetica"/>
    </style:style>
    <style:style style:name="T9" style:family="text">
      <style:text-properties style:font-name-complex="TimesNewRomanPSMT"/>
    </style:style>
    <style:style style:name="T10" style:family="text">
      <style:text-properties fo:font-weight="bold" style:font-weight-asian="bold"/>
    </style:style>
    <style:style style:name="T11" style:family="text">
      <style:text-properties style:font-name="TimesNewRomanPS-BoldMT" fo:font-weight="bold" style:font-name-asian="TimesNewRomanPS-BoldMT" style:font-weight-asian="bold" style:font-name-complex="TimesNewRomanPS-BoldMT" style:font-weight-complex="bold"/>
    </style:style>
    <style:style style:name="T12" style:family="text">
      <style:text-properties style:font-name="ArialMT" style:font-name-asian="ArialMT" style:font-name-complex="ArialMT"/>
    </style:style>
    <style:style style:name="T13" style:family="text">
      <style:text-properties style:font-name="TimesNewRomanPSMT" style:font-name-asian="TimesNewRomanPSMT" style:font-name-complex="TimesNewRomanPSMT"/>
    </style:style>
    <style:style style:name="T14" style:family="text">
      <style:text-properties style:font-name="Helvetica-BoldOblique" fo:font-style="italic" fo:font-weight="bold" style:font-style-asian="italic" style:font-weight-asian="bold" style:font-name-complex="Helvetica-BoldOblique" style:font-style-complex="italic" style:font-weight-complex="bold"/>
    </style:style>
    <style:style style:name="T15" style:family="text">
      <style:text-properties fo:color="#000000" style:font-name="Helvetica" fo:font-size="10.5pt" style:font-size-asian="10.5pt" style:font-name-complex="Helvetica" style:font-size-complex="10.5pt"/>
    </style:style>
    <style:style style:name="T16"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2">EZ Pet Sitting, LLC <text:s text:c="6"/>(305) 414-4823 </text:span><text:span text:style-name="T6"><text:s text:c="5"/></text:span><text:span text:style-name="T2">www.ezpetsitting.com</text:span></text:p>
      <text:p text:style-name="P3">Veterinary Authorization</text:p>
      <text:p text:style-name="P19"><text:s/></text:p>
      <text:p text:style-name="P33">Veterinarian Name / Clinic:</text:p>
      <text:p text:style-name="P33">Address:</text:p>
      <text:p text:style-name="P33">City/State/Zip: <text:tab/><text:tab/><text:tab/><text:tab/></text:p>
      <text:p text:style-name="P33">Phone: <text:tab/><text:tab/><text:tab/></text:p>
      <text:p text:style-name="P16"/>
      <text:p text:style-name="P16"/>
      <text:p text:style-name="P17">Urgent Veterinary Treatment Authorization</text:p>
      <text:p text:style-name="P17"/>
      <text:p text:style-name="P22"><text:span text:style-name="T7">This form will be retained on file and will be used to authorize </text:span><text:span text:style-name="T4">urgent </text:span><text:span text:style-name="T7">veterinary treatment in the event that your pet(s) require such treatment during your absence and we are unable to contact you at the time. Should you change vets please notify EZ Pet Sitting, LLC before service dates.</text:span></text:p>
      <text:p text:style-name="P13"/>
      <text:p text:style-name="P33">Client Name:</text:p>
      <text:p text:style-name="P33">Address:</text:p>
      <text:p text:style-name="P33">City/State/Zip: <text:tab/><text:tab/><text:tab/><text:tab/></text:p>
      <text:p text:style-name="P33">Phone: <text:tab/><text:tab/><text:tab/></text:p>
      <text:p text:style-name="P13"/>
      <text:p text:style-name="P22"><text:span text:style-name="T4">To whom it may concern: </text:span><text:span text:style-name="T7">I have contracted for services from EZ Pet Sitting, LLC during my absence, and I authorize EZ Pet Sitting, LLC to act on my behalf to request veterinary treatment and services when they deem it necessary. </text:span></text:p>
      <text:p text:style-name="P22"><text:span text:style-name="T7">They have my permission to transport them to and from your office or request "on site" treatment from your office as is deemed necessary. I authorize you to treat my animal(s), and I will be fully responsible for </text:span><text:span text:style-name="T4">all fees and charges </text:span><text:span text:style-name="T7">and will pay for all charges incurred on my behalf upon my return. I further authorize you to give out any information about my animal(s) to </text:span><text:span text:style-name="T14">EZ Pet Sitting, LLC or a representative of EZ Pet Sitting, LLC</text:span><text:span text:style-name="T7">.</text:span></text:p>
      <text:p text:style-name="P13"/>
      <text:p text:style-name="P13">Special Instructions: _____________________________________________________________</text:p>
      <text:p text:style-name="P13"/>
      <text:p text:style-name="P13"/>
      <text:p text:style-name="P13">EZ Pet Sitting, LLC reserves the right to utilize the services of any available veterinary clinic. </text:p>
      <text:p text:style-name="P13"/>
      <text:p text:style-name="P13">I authorize you to treat my animal(s), and I will be fully responsible for all fees and charges and will pay for all charges that are incurred on my behalf, immediately upon my return.</text:p>
      <text:p text:style-name="P12"/>
      <text:p text:style-name="P12"/>
      <text:p text:style-name="P21"><text:span text:style-name="T7">Client Signature</text:span><text:span text:style-name="T4"> </text:span><text:span text:style-name="T7">__________________________________</text:span><text:span text:style-name="T4"> </text:span><text:span text:style-name="T7">Date ________________________</text:span></text:p>
      <text:p text:style-name="P8"/>
      <text:p text:style-name="P8"/>
      <text:p text:style-name="P4"/>
      <text:p text:style-name="P5"/>
      <text:p text:style-name="P5"/>
      <text:p text:style-name="P5"/>
      <text:p text:style-name="P5"/>
      <text:p text:style-name="P5"/>
      <text:p text:style-name="P2"><text:soft-page-break/><text:span text:style-name="T1">EZ Pet Sitting, LLC <text:s text:c="6"/>(305) 414-4823 </text:span><text:span text:style-name="T5"><text:s text:c="5"/></text:span><text:span text:style-name="T1">www.ezpetsitting.com</text:span></text:p>
      <text:p text:style-name="P3">Contractual Agreement</text:p>
      <text:p text:style-name="P20"/>
      <text:p text:style-name="P9">This signed document is an agreement between EZ Pet Sitting, LLC and _________________ (Client) for pet care services.</text:p>
      <text:p text:style-name="P9"/>
      <text:p text:style-name="P25"><text:span text:style-name="T7">1. I authorize </text:span><text:span text:style-name="T3">EZ Pet Sitting, LLC</text:span><text:span text:style-name="T4"> </text:span><text:span text:style-name="T7">to perform pet care services as outlined in the Household Information Form, Pet Information Form, Policies and Procedures Form and Veterinary Authorization Form, which shall become part of this contract.</text:span></text:p>
      <text:p text:style-name="P9"/>
      <text:p text:style-name="P25"><text:span text:style-name="T7">2. I authorize EZ </text:span><text:span text:style-name="T3">Pet Sitting, LLC</text:span><text:span text:style-name="T4"> </text:span><text:span text:style-name="T7">to obtain any emergency veterinary care that may be necessary during the time spent with my pet. I accept responsibility for any charges related to this emergency care. I also authorize EZ </text:span><text:span text:style-name="T3">Pet Sitting, LLC</text:span><text:span text:style-name="T4"> </text:span><text:span text:style-name="T7">to utilize an alternative veterinarian in the event my primary veterinarian is unavailable. Every effort will be made to contact the owner prior to obtaining emergency care.</text:span></text:p>
      <text:p text:style-name="P9"/>
      <text:p text:style-name="P25"><text:span text:style-name="T7">3. EZ </text:span><text:span text:style-name="T3">Pet Sitting, LLC</text:span><text:span text:style-name="T4"> </text:span><text:span text:style-name="T7">accepts no responsibility for security of the premises or loss if other individuals have access to the home before, during, or immediately after the term of this agreement.</text:span></text:p>
      <text:p text:style-name="P9"/>
      <text:p text:style-name="P25"><text:span text:style-name="T7">4. I agree to reimburse EZ </text:span><text:span text:style-name="T3">Pet Sitting, LLC</text:span><text:span text:style-name="T4"> </text:span><text:span text:style-name="T7">for any additional fees for providing emergency care, as well as any expenses incurred for unexpected visits, transportation, housing, food, or supplies.</text:span></text:p>
      <text:p text:style-name="P9"/>
      <text:p text:style-name="P25"><text:span text:style-name="T7">5. EZ </text:span><text:span text:style-name="T3">Pet Sitting, LLC</text:span><text:span text:style-name="T4"> </text:span><text:span text:style-name="T7">agrees to provide the services stated in this agreement in a reliable, caring and trustworthy manner. In consideration of these services and as an express condition thereof, the client expressly waives and relinquishes any and all claims against EZ </text:span><text:span text:style-name="T3">Pet Sitting, LLC</text:span><text:span text:style-name="T7">, its employees or assigns, except those arising from proven negligence of the pet sitter.</text:span></text:p>
      <text:p text:style-name="P9"/>
      <text:p text:style-name="P25"><text:span text:style-name="T7">6. EZ </text:span><text:span text:style-name="T3">Pet Sitting, LLC</text:span><text:span text:style-name="T4"> </text:span><text:span text:style-name="T7">will not be liable for the injury, disappearance, death, or fines of any pet with unsupervised access to the outdoors.</text:span></text:p>
      <text:p text:style-name="P9"/>
      <text:p text:style-name="P25"><text:span text:style-name="T7">7. Customer will be responsible for all medical expenses and damages resulting from an injury to the pet sitter or other persons by the pet. Customer agrees to indemnify and hold harmless </text:span><text:span text:style-name="T3">EZ Pet Sitting, LLC</text:span><text:span text:style-name="T4"> </text:span><text:span text:style-name="T7">in the event of a claim by any person injured by the pet.</text:span></text:p>
      <text:p text:style-name="P9"/>
      <text:p text:style-name="P25"><text:span text:style-name="T7">8. </text:span><text:span text:style-name="T3">EZ Pet Sitting, LLC</text:span><text:span text:style-name="T4"> </text:span><text:span text:style-name="T7">reserves the right to terminate this contract at any time, at its sole discretion; likewise, client may terminate this contract at any time as per the Policies and Procedures.</text:span></text:p>
      <text:p text:style-name="P9"/>
      <text:p text:style-name="P25"><text:span text:style-name="T7">9. It is expressly understood that </text:span><text:span text:style-name="T3">EZ Pet Sitting, LLC</text:span><text:span text:style-name="T4"> </text:span><text:span text:style-name="T7">shall not be held responsible for any damage to client’s property, or that of others, caused by client’s pets during the period in which they are in its care. Client has advised </text:span><text:span text:style-name="T3">EZ Pet Sitting, LLC</text:span><text:span text:style-name="T4"> </text:span><text:span text:style-name="T7">of all situations, which will relieve it of liability for damage.</text:span></text:p>
      <text:p text:style-name="P9"/>
      <text:p text:style-name="P9">10. Fees are earned upon acceptance of Agreement and are due at the time of or prior to the first visit.</text:p>
      <text:p text:style-name="P9"/>
      <text:p text:style-name="P9">11. I attest to the fact that all licenses and vaccinations required by the state<text:span text:style-name="T10">, </text:span>county and city in which I reside are current according to the law. </text:p>
      <text:p text:style-name="P9"/>
      <text:p text:style-name="P25"><text:span text:style-name="T7">12.</text:span><text:span text:style-name="T4"> </text:span><text:span text:style-name="T3">I have read, understand and agree to the policies and guidelines of EZ Pet Sitting, LLC. All policies and guidelines are subject to change at the discretion of EZ Pet Sitting, LLC.</text:span></text:p>
      <text:p text:style-name="P9"/>
      <text:p text:style-name="P9">13. I authorize this contract to be valid approval for future services so as to permit EZ Pet Sitting, LLC to accept my telephone reservations and enter my premises without additional signed contracts or written authorization.</text:p>
      <text:p text:style-name="P9"/>
      <text:p text:style-name="P9"/>
      <text:p text:style-name="P11">Client Signature ________________________________________ Date ________________________</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NewRomanPS-BoldMT" svg:font-family="TimesNewRomanPS-BoldMT, 'MS Mincho'"/>
    <style:font-face style:name="TimesNewRomanPSMT" svg:font-family="TimesNewRomanPSMT, 'MS Mincho'"/>
    <style:font-face style:name="ArialMT" svg:font-family="ArialMT, 'MS Mincho'" style:font-family-generic="swiss"/>
    <style:font-face style:name="Helvetica-Bold" svg:font-family="Helvetica-Bold" style:font-family-generic="swiss"/>
    <style:font-face style:name="Helvetica-BoldOblique" svg:font-family="Helvetica-BoldObliqu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paragraph-properties fo:margin-top="0.1945in" fo:margin-bottom="0.1945i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8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top="0.261in" style:dynamic-spacing="true"/>
      </style:footer-style>
    </style:page-layout>
    <style:page-layout style:name="Mpm2">
      <style:page-layout-properties fo:page-width="8.5in" fo:page-height="11in" style:num-format="1" style:print-orientation="portrait" fo:margin-top="0.8in" fo:margin-bottom="0.8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raw:frame draw:style-name="Mfr1" draw:name="Frame1" text:anchor-type="paragraph" svg:y="0.0008in" draw:z-index="1"><draw:text-box fo:min-height="0.1457in" fo:min-width="0in"><text:p text:style-name="Footer"><text:span text:style-name="Page_20_Number"><text:page-number text:select-page="current">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usehold Information</dc:title>
    <meta:initial-creator>dan </meta:initial-creator>
    <meta:creation-date>2013-04-10T22:59:09</meta:creation-date>
    <dc:creator>dan </dc:creator>
    <dc:date>2013-04-10T23:08:15</dc:date>
    <meta:print-date>2009-09-14T08:57:00</meta:print-date>
    <meta:editing-cycles>3</meta:editing-cycles>
    <meta:editing-duration>PT1M</meta:editing-duration>
    <meta:generator>LibreOffice/3.5$Linux_x86 LibreOffice_project/350m1$Build-2</meta:generator>
    <meta:document-statistic meta:table-count="0" meta:image-count="0" meta:object-count="0" meta:page-count="2" meta:paragraph-count="37" meta:word-count="802" meta:character-count="4953" meta:non-whitespace-character-count="4143"/>
    <meta:user-defined meta:name="Info 1"/>
    <meta:user-defined meta:name="Info 2"/>
    <meta:user-defined meta:name="Info 3"/>
    <meta:user-defined meta:name="Info 4"/>
  </office:meta>
</office:document-meta>
</file>